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ac6" officeooo:paragraph-rsid="00072ac6"/>
    </style:style>
    <style:style style:name="P2" style:family="paragraph" style:parent-style-name="Standard">
      <style:text-properties officeooo:rsid="0007c92c" officeooo:paragraph-rsid="0007c92c"/>
    </style:style>
    <style:style style:name="P3" style:family="paragraph" style:parent-style-name="Standard">
      <style:text-properties officeooo:rsid="000868e4" officeooo:paragraph-rsid="000868e4"/>
    </style:style>
    <style:style style:name="T1" style:family="text">
      <style:text-properties officeooo:rsid="00086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the packets</text:p>
      <text:p text:style-name="P1">find a way to read serial.</text:p>
      <text:p text:style-name="P1">Plot data + write in .txt</text:p>
      <text:p text:style-name="P1"/>
      <text:p text:style-name="P1"/>
      <text:p text:style-name="P1">Serial Frequency: 115200</text:p>
      <text:p text:style-name="P1"/>
      <text:p text:style-name="P1"/>
      <text:p text:style-name="P2"><text:span text:style-name="T1">1. </text:span>ScatterChart:</text:p>
      <text:p text:style-name="P2">title: Depth vs Time</text:p>
      <text:p text:style-name="P2">x: time</text:p>
      <text:p text:style-name="P2">y: depth</text:p>
      <text:p text:style-name="P2"/>
      <text:p text:style-name="P3">2. ScrollPane: new data up, old data down.</text:p>
      <text:p text:style-name="P3">All da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09:22:56.028450600</meta:creation-date>
    <dc:date>2025-06-18T13:33:48.345049800</dc:date>
    <meta:editing-duration>PT3H21M25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0" meta:word-count="38" meta:character-count="191" meta:non-whitespace-character-count="163"/>
  </office:meta>
</office:document-meta>
</file>